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text-properties style:font-size-asian="5.25pt"/>
    </style:style>
    <style:style style:name="P5" style:family="paragraph" style:parent-style-name="Heading_20_3">
      <style:text-properties fo:font-size="6pt" style:font-size-asian="5.25pt" style:font-size-complex="6pt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1">
      <style:text-properties fo:font-size="6pt" style:font-size-asian="5.25pt" style:font-size-complex="6pt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2">
      <style:text-properties fo:font-size="6pt" style:font-size-asian="5.25pt" style:font-size-complex="6pt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3">
      <style:text-properties fo:font-size="6pt" style:font-size-asian="5.25pt" style:font-size-complex="6pt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4">
      <style:text-properties fo:font-size="6pt" style:font-size-asian="5.25pt" style:font-size-complex="6pt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5">
      <style:text-properties fo:font-size="6pt" style:font-size-asian="5.25pt" style:font-size-complex="6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6">
      <style:text-properties fo:font-size="6pt" style:font-size-asian="5.25pt" style:font-size-complex="6pt"/>
    </style:style>
    <style:style style:name="P18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7">
      <style:text-properties fo:font-size="6pt" style:font-size-asian="5.25pt" style:font-size-complex="6pt"/>
    </style:style>
    <style:style style:name="P20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8">
      <style:text-properties fo:font-size="6pt" style:font-size-asian="5.25pt" style:font-size-complex="6pt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9">
      <style:text-properties fo:font-size="6pt" style:font-size-asian="5.25pt" style:font-size-complex="6pt"/>
    </style:style>
    <style:style style:name="P24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0">
      <style:text-properties fo:font-size="6pt" style:font-size-asian="5.25pt" style:font-size-complex="6pt"/>
    </style:style>
    <style:style style:name="P26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1">
      <style:text-properties fo:font-size="6pt" style:font-size-asian="5.25pt" style:font-size-complex="6pt"/>
    </style:style>
    <style:style style:name="P28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2">
      <style:text-properties fo:font-size="6pt" style:font-size-asian="5.25pt" style:font-size-complex="6pt"/>
    </style:style>
    <style:style style:name="P30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3">
      <style:text-properties fo:font-size="6pt" style:font-size-asian="5.25pt" style:font-size-complex="6pt"/>
    </style:style>
    <style:style style:name="P32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4">
      <style:text-properties fo:font-size="6pt" style:font-size-asian="5.25pt" style:font-size-complex="6pt"/>
    </style:style>
    <style:style style:name="P34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5">
      <style:text-properties fo:font-size="6pt" style:font-size-asian="5.25pt" style:font-size-complex="6pt"/>
    </style:style>
    <style:style style:name="P36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6">
      <style:text-properties fo:font-size="6pt" style:font-size-asian="5.25pt" style:font-size-complex="6pt"/>
    </style:style>
    <style:style style:name="P38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7">
      <style:text-properties fo:font-size="6pt" style:font-size-asian="5.25pt" style:font-size-complex="6pt"/>
    </style:style>
    <style:style style:name="P40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18">
      <style:text-properties fo:font-size="6pt" style:font-size-asian="5.25pt" style:font-size-complex="6pt"/>
    </style:style>
    <style:style style:name="P42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19">
      <style:text-properties fo:font-size="6pt" style:font-size-asian="5.25pt" style:font-size-complex="6pt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0">
      <style:text-properties fo:font-size="6pt" style:font-size-asian="5.25pt" style:font-size-complex="6pt"/>
    </style:style>
    <style:style style:name="P46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1">
      <style:text-properties fo:font-size="6pt" style:font-size-asian="5.25pt" style:font-size-complex="6pt"/>
    </style:style>
    <style:style style:name="P48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2">
      <style:text-properties fo:font-size="6pt" style:font-size-asian="5.25pt" style:font-size-complex="6pt"/>
    </style:style>
    <style:style style:name="P50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1" style:family="paragraph" style:parent-style-name="Text_20_body" style:list-style-name="L23">
      <style:text-properties fo:font-size="6pt" style:font-size-asian="5.25pt" style:font-size-complex="6pt"/>
    </style:style>
    <style:style style:name="P52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3" style:family="paragraph" style:parent-style-name="Text_20_body" style:list-style-name="L24">
      <style:text-properties fo:font-size="6pt" style:font-size-asian="5.25pt" style:font-size-complex="6pt"/>
    </style:style>
    <style:style style:name="P54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5" style:family="paragraph" style:parent-style-name="Text_20_body" style:list-style-name="L25">
      <style:text-properties fo:font-size="6pt" style:font-size-asian="5.25pt" style:font-size-complex="6pt"/>
    </style:style>
    <style:style style:name="P56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7" style:family="paragraph" style:parent-style-name="Text_20_body" style:list-style-name="L26">
      <style:text-properties fo:font-size="6pt" style:font-size-asian="5.25pt" style:font-size-complex="6pt"/>
    </style:style>
    <style:style style:name="P58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59" style:family="paragraph" style:parent-style-name="Text_20_body" style:list-style-name="L27">
      <style:text-properties fo:font-size="6pt" style:font-size-asian="5.25pt" style:font-size-complex="6pt"/>
    </style:style>
    <style:style style:name="P60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1" style:family="paragraph" style:parent-style-name="Text_20_body" style:list-style-name="L28">
      <style:text-properties fo:font-size="6pt" style:font-size-asian="5.25pt" style:font-size-complex="6pt"/>
    </style:style>
    <style:style style:name="P62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3" style:family="paragraph" style:parent-style-name="Text_20_body" style:list-style-name="L29">
      <style:text-properties fo:font-size="6pt" style:font-size-asian="5.25pt" style:font-size-complex="6pt"/>
    </style:style>
    <style:style style:name="P64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5" style:family="paragraph" style:parent-style-name="Text_20_body" style:list-style-name="L30">
      <style:text-properties fo:font-size="6pt" style:font-size-asian="5.25pt" style:font-size-complex="6pt"/>
    </style:style>
    <style:style style:name="P66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7" style:family="paragraph" style:parent-style-name="Text_20_body" style:list-style-name="L31">
      <style:text-properties fo:font-size="6pt" style:font-size-asian="5.25pt" style:font-size-complex="6pt"/>
    </style:style>
    <style:style style:name="P68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69" style:family="paragraph" style:parent-style-name="Text_20_body" style:list-style-name="L32">
      <style:text-properties fo:font-size="6pt" style:font-size-asian="5.25pt" style:font-size-complex="6pt"/>
    </style:style>
    <style:style style:name="P70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71" style:family="paragraph" style:parent-style-name="Text_20_body" style:list-style-name="L33">
      <style:text-properties fo:font-size="6pt" style:font-size-asian="5.25pt" style:font-size-complex="6pt"/>
    </style:style>
    <style:style style:name="P72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73" style:family="paragraph" style:parent-style-name="Text_20_body" style:list-style-name="L34">
      <style:text-properties fo:font-size="6pt" style:font-size-asian="5.25pt" style:font-size-complex="6pt"/>
    </style:style>
    <style:style style:name="P74" style:family="paragraph" style:parent-style-name="Text_20_body" style:list-style-name="L35">
      <style:paragraph-properties fo:margin-top="0in" fo:margin-bottom="0in" style:contextual-spacing="false"/>
      <style:text-properties fo:font-size="6pt" style:font-size-asian="5.25pt" style:font-size-complex="6pt"/>
    </style:style>
    <style:style style:name="P75" style:family="paragraph" style:parent-style-name="Text_20_body" style:list-style-name="L35">
      <style:text-properties fo:font-size="6pt" style:font-size-asian="5.25pt" style:font-size-complex="6pt"/>
    </style:style>
    <style:style style:name="P76" style:family="paragraph" style:parent-style-name="Text_20_body" style:list-style-name="L36">
      <style:paragraph-properties fo:margin-top="0in" fo:margin-bottom="0in" style:contextual-spacing="false"/>
      <style:text-properties fo:font-size="6pt" style:font-size-asian="5.25pt" style:font-size-complex="6pt"/>
    </style:style>
    <style:style style:name="P77" style:family="paragraph" style:parent-style-name="Text_20_body" style:list-style-name="L36">
      <style:text-properties fo:font-size="6pt" style:font-size-asian="5.25pt" style:font-size-complex="6pt"/>
    </style:style>
    <style:style style:name="P78" style:family="paragraph" style:parent-style-name="Text_20_body" style:list-style-name="L37">
      <style:paragraph-properties fo:margin-top="0in" fo:margin-bottom="0in" style:contextual-spacing="false"/>
      <style:text-properties fo:font-size="6pt" style:font-size-asian="5.25pt" style:font-size-complex="6pt"/>
    </style:style>
    <style:style style:name="P79" style:family="paragraph" style:parent-style-name="Text_20_body" style:list-style-name="L37">
      <style:text-properties fo:font-size="6pt" style:font-size-asian="5.25pt" style:font-size-complex="6pt"/>
    </style:style>
    <style:style style:name="P80" style:family="paragraph" style:parent-style-name="Text_20_body" style:list-style-name="L38">
      <style:paragraph-properties fo:margin-top="0in" fo:margin-bottom="0in" style:contextual-spacing="false"/>
      <style:text-properties fo:font-size="6pt" style:font-size-asian="5.25pt" style:font-size-complex="6pt"/>
    </style:style>
    <style:style style:name="P81" style:family="paragraph" style:parent-style-name="Text_20_body" style:list-style-name="L38">
      <style:text-properties fo:font-size="6pt" style:font-size-asian="5.25pt" style:font-size-complex="6pt"/>
    </style:style>
    <style:style style:name="P82" style:family="paragraph" style:parent-style-name="Text_20_body" style:list-style-name="L39">
      <style:paragraph-properties fo:margin-top="0in" fo:margin-bottom="0in" style:contextual-spacing="false"/>
      <style:text-properties fo:font-size="6pt" style:font-size-asian="5.25pt" style:font-size-complex="6pt"/>
    </style:style>
    <style:style style:name="P83" style:family="paragraph" style:parent-style-name="Text_20_body" style:list-style-name="L39">
      <style:text-properties fo:font-size="6pt" style:font-size-asian="5.25pt" style:font-size-complex="6pt"/>
    </style:style>
    <style:style style:name="P84" style:family="paragraph" style:parent-style-name="Text_20_body" style:list-style-name="L40">
      <style:paragraph-properties fo:margin-top="0in" fo:margin-bottom="0in" style:contextual-spacing="false"/>
      <style:text-properties fo:font-size="6pt" style:font-size-asian="5.25pt" style:font-size-complex="6pt"/>
    </style:style>
    <style:style style:name="P85" style:family="paragraph" style:parent-style-name="Text_20_body" style:list-style-name="L40">
      <style:text-properties fo:font-size="6pt" style:font-size-asian="5.25pt" style:font-size-complex="6pt"/>
    </style:style>
    <style:style style:name="P86" style:family="paragraph" style:parent-style-name="Text_20_body" style:list-style-name="L41">
      <style:paragraph-properties fo:margin-top="0in" fo:margin-bottom="0in" style:contextual-spacing="false"/>
      <style:text-properties fo:font-size="6pt" style:font-size-asian="5.25pt" style:font-size-complex="6pt"/>
    </style:style>
    <style:style style:name="P87" style:family="paragraph" style:parent-style-name="Text_20_body" style:list-style-name="L41">
      <style:text-properties fo:font-size="6pt" style:font-size-asian="5.25pt" style:font-size-complex="6pt"/>
    </style:style>
    <style:style style:name="P88" style:family="paragraph" style:parent-style-name="Text_20_body" style:list-style-name="L42">
      <style:paragraph-properties fo:margin-top="0in" fo:margin-bottom="0in" style:contextual-spacing="false"/>
      <style:text-properties fo:font-size="6pt" style:font-size-asian="5.25pt" style:font-size-complex="6pt"/>
    </style:style>
    <style:style style:name="P89" style:family="paragraph" style:parent-style-name="Text_20_body" style:list-style-name="L42">
      <style:text-properties fo:font-size="6pt" style:font-size-asian="5.25pt" style:font-size-complex="6pt"/>
    </style:style>
    <style:style style:name="P90" style:family="paragraph" style:parent-style-name="Text_20_body" style:list-style-name="L43">
      <style:paragraph-properties fo:margin-top="0in" fo:margin-bottom="0in" style:contextual-spacing="false"/>
      <style:text-properties fo:font-size="6pt" style:font-size-asian="5.25pt" style:font-size-complex="6pt"/>
    </style:style>
    <style:style style:name="P91" style:family="paragraph" style:parent-style-name="Text_20_body" style:list-style-name="L43">
      <style:text-properties fo:font-size="6pt" style:font-size-asian="5.25pt" style:font-size-complex="6pt"/>
    </style:style>
    <style:style style:name="P92" style:family="paragraph" style:parent-style-name="Text_20_body" style:list-style-name="L44">
      <style:paragraph-properties fo:margin-top="0in" fo:margin-bottom="0in" style:contextual-spacing="false"/>
      <style:text-properties fo:font-size="6pt" style:font-size-asian="5.25pt" style:font-size-complex="6pt"/>
    </style:style>
    <style:style style:name="P93" style:family="paragraph" style:parent-style-name="Text_20_body" style:list-style-name="L44">
      <style:text-properties fo:font-size="6pt" style:font-size-asian="5.25pt" style:font-size-complex="6pt"/>
    </style:style>
    <style:style style:name="P94" style:family="paragraph" style:parent-style-name="Text_20_body" style:list-style-name="L45">
      <style:paragraph-properties fo:margin-top="0in" fo:margin-bottom="0in" style:contextual-spacing="false"/>
      <style:text-properties fo:font-size="6pt" style:font-size-asian="5.25pt" style:font-size-complex="6pt"/>
    </style:style>
    <style:style style:name="P95" style:family="paragraph" style:parent-style-name="Text_20_body" style:list-style-name="L45">
      <style:text-properties fo:font-size="6pt" style:font-size-asian="5.25pt" style:font-size-complex="6pt"/>
    </style:style>
    <style:style style:name="P96" style:family="paragraph" style:parent-style-name="Text_20_body" style:list-style-name="L46">
      <style:text-properties fo:font-size="6pt" style:font-size-asian="5.25pt" style:font-size-complex="6pt"/>
    </style:style>
    <style:style style:name="P97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HE ROBOCHEF STORY</text:h>
      <text:h text:style-name="P2" text:outline-level="2">Why This Could Change Everything (Israeli Edition)</text:h>
      <text:p text:style-name="P3"><text:span text:style-name="Strong_20_Emphasis">A Simple Explanation for Everyone</text:span></text:p>
      <text:p text:style-name="P3">Written for: Israeli investors, government officials, family, friends, and anyone who wants to understand what Meir is building</text:p>
      <text:p text:style-name="P3">Reading time: 12 minutes<text:line-break/>No technical knowledge required</text:p>
      <text:p text:style-name="P4"/>
      <text:h text:style-name="P2" text:outline-level="2">🤔 THE BIG IDEA (In One Sentence)</text:h>
      <text:p text:style-name="P3">We're building the "Android" for robots - the software that will run on millions of humanoid robots worldwide. RoboChef (a robot chef) is just the first step. And Israel should own this platform.</text:p>
      <text:p text:style-name="P4"/>
      <text:h text:style-name="P2" text:outline-level="2">🇮🇱 WHY THIS MATTERS FOR ISRAEL (Read This First)</text:h>
      <text:h text:style-name="P5" text:outline-level="3">Israel's Taiwan Moment</text:h>
      <text:p text:style-name="P3">Taiwan - a small, isolated nation constantly under threat - rose to dominate the single most critical technology of our era: semiconductors. Today, TSMC is worth $500 billion and the world's economy depends on them.</text:p>
      <text:p text:style-name="P3">Israel has the same opportunity with AI-powered humanoid robotics.</text:p>
      <text:p text:style-name="P3">We already lead in:</text:p>
      <text:list text:style-name="L1">
        <text:list-item>
          <text:p text:style-name="P6">Cybersecurity (world's best) </text:p>
        </text:list-item>
        <text:list-item>
          <text:p text:style-name="P6">Autonomous vehicles (Mobileye, $15B exit) </text:p>
        </text:list-item>
        <text:list-item>
          <text:p text:style-name="P6">Drone warfare (invented it) </text:p>
        </text:list-item>
        <text:list-item>
          <text:p text:style-name="P7">Defense technology (Iron Dome, Trophy) </text:p>
        </text:list-item>
      </text:list>
      <text:p text:style-name="P3">The question is: Will Israel seize leadership in humanoid robotics, or watch China dominate this trillion-dollar field?</text:p>
      <text:h text:style-name="P5" text:outline-level="3">The Immediate Military Need</text:h>
      <text:p text:style-name="P3">Israel just fought a war where our biggest challenge wasn't defeating enemies - it was the tunnels. Hamas tunnels are death traps for Israeli soldiers.</text:p>
      <text:p text:style-name="P3">Humanoid robots solve this immediately:</text:p>
      <text:list text:style-name="L2">
        <text:list-item>
          <text:p text:style-name="P8">Send robots into tunnels instead of soldiers </text:p>
        </text:list-item>
        <text:list-item>
          <text:p text:style-name="P8">Border patrol without risking lives </text:p>
        </text:list-item>
        <text:list-item>
          <text:p text:style-name="P8">Urban warfare reconnaissance </text:p>
        </text:list-item>
        <text:list-item>
          <text:p text:style-name="P8">Bomb disposal </text:p>
        </text:list-item>
        <text:list-item>
          <text:p text:style-name="P9">Hostage rescue operations </text:p>
        </text:list-item>
      </text:list>
      <text:p text:style-name="P3">This isn't science fiction. This is saving Israeli lives TODAY.</text:p>
      <text:h text:style-name="P5" text:outline-level="3">The Brain Drain Reversal</text:h>
      <text:p text:style-name="P3">Europe imports millions of poor, uneducated, often hostile immigrants. Israel can do the opposite.</text:p>
      <text:p text:style-name="P3">Jewish STEM students face rising antisemitism on Western campuses. They're being pushed out of universities and tech companies in Europe and North America.</text:p>
      <text:p text:style-name="P3"><text:span text:style-name="Strong_20_Emphasis">Israel should create the world's first AI-Humanoid Robotics Institute</text:span> - attract these talented young Jews to study and work here. Many will stay. We did this with cybersecurity (Unit 8200 → startup ecosystem). We can do it 10x bigger with humanoid robotics.</text:p>
      <text:p text:style-name="P3">Result:</text:p>
      <text:list text:style-name="L3">
        <text:list-item>
          <text:p text:style-name="P10">Israel gets young, smart, well-educated immigrants </text:p>
        </text:list-item>
        <text:list-item>
          <text:p text:style-name="P10">They build our robotics ecosystem </text:p>
        </text:list-item>
        <text:list-item>
          <text:p text:style-name="P10">Creates jobs, exports, strategic independence </text:p>
        </text:list-item>
        <text:list-item>
          <text:p text:style-name="P11">Compounds over time: more talent → better companies → more talent </text:p>
        </text:list-item>
      </text:list>
      <text:p text:style-name="P4"/>
      <text:h text:style-name="P2" text:outline-level="2">📖 THE STORY IN THREE PARTS</text:h>
      <text:h text:style-name="P5" text:outline-level="3">Part 1: The Robot Chef (What We're Building First)</text:h>
      <text:p text:style-name="P3">Imagine a robot that can cook like a professional chef:</text:p>
      <text:list text:style-name="L4">
        <text:list-item>
          <text:p text:style-name="P12">Reads recipes </text:p>
        </text:list-item>
        <text:list-item>
          <text:p text:style-name="P12">Chops vegetables </text:p>
        </text:list-item>
        <text:list-item>
          <text:p text:style-name="P12">Uses stoves and ovens </text:p>
        </text:list-item>
        <text:list-item>
          <text:p text:style-name="P12">Plates beautiful meals </text:p>
        </text:list-item>
        <text:list-item>
          <text:p text:style-name="P13"><text:soft-page-break/>Cleans up afterward </text:p>
        </text:list-item>
      </text:list>
      <text:p text:style-name="P3">That's RoboChef.</text:p>
      <text:p text:style-name="P3"><text:span text:style-name="Strong_20_Emphasis">But here's what makes it special:</text:span></text:p>
      <text:p text:style-name="P3"><text:span text:style-name="Strong_20_Emphasis">The Secret Ingredient System:</text:span></text:p>
      <text:list text:style-name="L5">
        <text:list-item>
          <text:p text:style-name="P14">Every ingredient has a special encrypted code (like a password) </text:p>
        </text:list-item>
        <text:list-item>
          <text:p text:style-name="P14">The robot scans the code before using the ingredient </text:p>
        </text:list-item>
        <text:list-item>
          <text:p text:style-name="P14">If the code is wrong or expired, the robot refuses to use it </text:p>
        </text:list-item>
        <text:list-item>
          <text:p text:style-name="P15">This ensures food safety and quality </text:p>
        </text:list-item>
      </text:list>
      <text:p text:style-name="P3"><text:span text:style-name="Strong_20_Emphasis">Why This Matters:</text:span></text:p>
      <text:list text:style-name="L6">
        <text:list-item>
          <text:p text:style-name="P16">Restaurants always get fresh, safe ingredients </text:p>
        </text:list-item>
        <text:list-item>
          <text:p text:style-name="P16">We make money selling both the robot AND the special ingredient packages </text:p>
        </text:list-item>
        <text:list-item>
          <text:p text:style-name="P17">It's like how Keurig makes money selling coffee pods, not just coffee machines </text:p>
        </text:list-item>
      </text:list>
      <text:p text:style-name="P3"><text:span text:style-name="Strong_20_Emphasis">The Business:</text:span></text:p>
      <text:list text:style-name="L7">
        <text:list-item>
          <text:p text:style-name="P18">Sell/lease robots to restaurants for $75,000-$150,000 </text:p>
        </text:list-item>
        <text:list-item>
          <text:p text:style-name="P18">Restaurants buy special ingredient packages every day </text:p>
        </text:list-item>
        <text:list-item>
          <text:p text:style-name="P18">Each restaurant generates $25,000+ per month in ingredient sales </text:p>
        </text:list-item>
        <text:list-item>
          <text:p text:style-name="P19">This recurring revenue makes the business valuable </text:p>
        </text:list-item>
      </text:list>
      <text:h text:style-name="P5" text:outline-level="3">Part 2: The Hidden Power (What RoboChef Really Proves)</text:h>
      <text:p text:style-name="P3">Here's the secret that most people miss:</text:p>
      <text:p text:style-name="P3"><text:span text:style-name="Strong_20_Emphasis">If a robot can cook, it can do almost anything.</text:span></text:p>
      <text:p text:style-name="P3">Think about what cooking requires:</text:p>
      <text:list text:style-name="L8">
        <text:list-item>
          <text:p text:style-name="P20">Seeing things (identify ingredients, read measurements) </text:p>
        </text:list-item>
        <text:list-item>
          <text:p text:style-name="P20">Handling objects carefully (don't break eggs, don't burn yourself) </text:p>
        </text:list-item>
        <text:list-item>
          <text:p text:style-name="P20">Following complex steps (recipes have many steps in order) </text:p>
        </text:list-item>
        <text:list-item>
          <text:p text:style-name="P20">Adjusting when things change ("We're out of butter, use oil instead") </text:p>
        </text:list-item>
        <text:list-item>
          <text:p text:style-name="P21">Quality control (does this look/smell/taste right?) </text:p>
        </text:list-item>
      </text:list>
      <text:p text:style-name="P3">These same skills work for:</text:p>
      <text:list text:style-name="L9">
        <text:list-item>
          <text:p text:style-name="P22"><text:span text:style-name="Strong_20_Emphasis">Security guards</text:span> (seeing, walking, reporting problems) </text:p>
        </text:list-item>
        <text:list-item>
          <text:p text:style-name="P22"><text:span text:style-name="Strong_20_Emphasis">Elderly care</text:span> (helping people, bringing things, monitoring safety) </text:p>
        </text:list-item>
        <text:list-item>
          <text:p text:style-name="P22"><text:span text:style-name="Strong_20_Emphasis">Soldiers</text:span> (navigating terrain, carrying equipment, dangerous missions) </text:p>
        </text:list-item>
        <text:list-item>
          <text:p text:style-name="P22"><text:span text:style-name="Strong_20_Emphasis">Factory workers</text:span> (assembling products, quality checks) </text:p>
        </text:list-item>
        <text:list-item>
          <text:p text:style-name="P23"><text:span text:style-name="Strong_20_Emphasis">Cleaning staff</text:span> (vacuuming, organizing, doing laundry) </text:p>
        </text:list-item>
      </text:list>
      <text:p text:style-name="P3">So RoboChef isn't just a cooking robot. It's proof that robots can replace humans in thousands of jobs.</text:p>
      <text:h text:style-name="P5" text:outline-level="3">Part 3: The Real Vision (HOS - The Trillion-Dollar Opportunity)</text:h>
      <text:p text:style-name="P3">This is where it gets huge.</text:p>
      <text:p text:style-name="P3"><text:span text:style-name="Strong_20_Emphasis">The Problem Today:</text:span></text:p>
      <text:list text:style-name="L10">
        <text:list-item>
          <text:p text:style-name="P24">Many companies are building robot bodies (Tesla, Chinese companies, others) </text:p>
        </text:list-item>
        <text:list-item>
          <text:p text:style-name="P24">But each robot uses different software </text:p>
        </text:list-item>
        <text:list-item>
          <text:p text:style-name="P24">They can't talk to each other </text:p>
        </text:list-item>
        <text:list-item>
          <text:p text:style-name="P24">They can't share skills </text:p>
        </text:list-item>
        <text:list-item>
          <text:p text:style-name="P25">Every company builds everything from scratch </text:p>
        </text:list-item>
      </text:list>
      <text:p text:style-name="P3">It's like the early days of smartphones:</text:p>
      <text:list text:style-name="L11">
        <text:list-item>
          <text:p text:style-name="P26">Every phone had different software </text:p>
        </text:list-item>
        <text:list-item>
          <text:p text:style-name="P26">Apps only worked on one phone </text:p>
        </text:list-item>
        <text:list-item>
          <text:p text:style-name="P26">Developers had to rebuild everything for each phone </text:p>
        </text:list-item>
        <text:list-item>
          <text:p text:style-name="P27">It was a mess </text:p>
        </text:list-item>
      </text:list>
      <text:p text:style-name="P3">Then came Android and iPhone:</text:p>
      <text:list text:style-name="L12">
        <text:list-item>
          <text:p text:style-name="P28">Suddenly, one piece of software worked on many phones </text:p>
        </text:list-item>
        <text:list-item>
          <text:p text:style-name="P28">Developers built apps once, sold to millions </text:p>
        </text:list-item>
        <text:list-item>
          <text:p text:style-name="P29">The software companies (Google, Apple) became more valuable than the phone makers </text:p>
        </text:list-item>
      </text:list>
      <text:p text:style-name="P3"><text:span text:style-name="Strong_20_Emphasis">That's what HOS will do for robots.</text:span></text:p>
      <text:p text:style-name="P3"><text:span text:style-name="Strong_20_Emphasis">HOS = Humanoid Operating System</text:span></text:p>
      <text:p text:style-name="P3">It's the software that will run on EVERY robot, no matter who builds the body.</text:p>
      <text:p text:style-name="P3"><text:span text:style-name="Strong_20_Emphasis">How It Works:</text:span></text:p>
      <text:list text:style-name="L13">
        <text:list-item>
          <text:p text:style-name="P30">We build RoboChef and the software that runs it </text:p>
        </text:list-item>
        <text:list-item>
          <text:p text:style-name="P30">We extract that software into a general operating system (HOS) </text:p>
        </text:list-item>
        <text:list-item>
          <text:p text:style-name="P30">Tesla, Chinese companies, and others can install HOS on their robots </text:p>
        </text:list-item>
        <text:list-item>
          <text:p text:style-name="P30">Now all their robots can cook (and do everything else HOS enables) </text:p>
        </text:list-item>
        <text:list-item>
          <text:p text:style-name="P31">HOS becomes the standard, just like Android for phones </text:p>
        </text:list-item>
      </text:list>
      <text:p text:style-name="P3"><text:soft-page-break/><text:span text:style-name="Strong_20_Emphasis">Who Makes Money:</text:span></text:p>
      <text:list text:style-name="L14">
        <text:list-item>
          <text:p text:style-name="P32">Robot makers sell the bodies (like Samsung sells phones) </text:p>
        </text:list-item>
        <text:list-item>
          <text:p text:style-name="P33">We make money from the software (like Google makes money from Android) </text:p>
        </text:list-item>
      </text:list>
      <text:p text:style-name="P3"><text:span text:style-name="Strong_20_Emphasis">Why This Is Huge:</text:span></text:p>
      <text:list text:style-name="L15">
        <text:list-item>
          <text:p text:style-name="P34">Robot makers compete and drive prices down (good for customers) </text:p>
        </text:list-item>
        <text:list-item>
          <text:p text:style-name="P34">We get paid for EVERY robot running HOS </text:p>
        </text:list-item>
        <text:list-item>
          <text:p text:style-name="P34">We also get paid when people buy "robot skills" (like apps for phones) </text:p>
        </text:list-item>
        <text:list-item>
          <text:p text:style-name="P35">The software business has 60-80% profit margins (vs 10-20% for hardware) </text:p>
        </text:list-item>
      </text:list>
      <text:p text:style-name="P4"/>
      <text:h text:style-name="P2" text:outline-level="2">🎯 THE ISRAELI STRATEGY (This Is Key)</text:h>
      <text:h text:style-name="P5" text:outline-level="3">The Reverse Japan/China Playbook</text:h>
      <text:p text:style-name="P3">Japan and China mastered one strategy: take Western technology, manufacture it cheaper, dominate the market.</text:p>
      <text:p text:style-name="P3"><text:span text:style-name="Strong_20_Emphasis">Israel will do the REVERSE:</text:span></text:p>
      <text:list text:style-name="L16">
        <text:list-item>
          <text:p text:style-name="P36">China/Japan took Western tech → made it cheaper </text:p>
        </text:list-item>
        <text:list-item>
          <text:p text:style-name="P37">Israel takes Chinese tech → makes it premium luxury (but still affordable) </text:p>
        </text:list-item>
      </text:list>
      <text:h text:style-name="P5" text:outline-level="3">Three-Tier Hardware Strategy</text:h>
      <text:p text:style-name="P3"><text:span text:style-name="Strong_20_Emphasis">Tier 1 - Commercial Market (Launch Fast):</text:span></text:p>
      <text:list text:style-name="L17">
        <text:list-item>
          <text:p text:style-name="P38">Buy cheap Chinese humanoid hardware ($15K-30K) </text:p>
        </text:list-item>
        <text:list-item>
          <text:p text:style-name="P38">Strip out their software, add HOS + Israeli AI/cyber </text:p>
        </text:list-item>
        <text:list-item>
          <text:p text:style-name="P38">Sell for premium ($75K-150K) = $55K profit per unit </text:p>
        </text:list-item>
        <text:list-item>
          <text:p text:style-name="P38">Market: Restaurants, hotels, elderly care </text:p>
        </text:list-item>
        <text:list-item>
          <text:p text:style-name="P39">Security: We don't care if China spies on cooking robots </text:p>
        </text:list-item>
      </text:list>
      <text:p text:style-name="P3"><text:span text:style-name="Strong_20_Emphasis">Tier 2 - Premium Market (Scale Up):</text:span></text:p>
      <text:list text:style-name="L18">
        <text:list-item>
          <text:p text:style-name="P40">Partner with American (Tesla, Figure) and Japanese manufacturers </text:p>
        </text:list-item>
        <text:list-item>
          <text:p text:style-name="P40">Western markets prefer non-Chinese hardware </text:p>
        </text:list-item>
        <text:list-item>
          <text:p text:style-name="P41">Higher trust, better strategic positioning </text:p>
        </text:list-item>
      </text:list>
      <text:p text:style-name="P3"><text:span text:style-name="Strong_20_Emphasis">Tier 3 - Military/Government (Maximum Security):</text:span></text:p>
      <text:list text:style-name="L19">
        <text:list-item>
          <text:p text:style-name="P42">Israeli, American, or Japanese hardware ONLY </text:p>
        </text:list-item>
        <text:list-item>
          <text:p text:style-name="P42">OR: Chinese hardware audited by Unit 8200 </text:p>
        </text:list-item>
        <text:list-item>
          <text:p text:style-name="P42">Unit 8200 finds and removes spy devices </text:p>
        </text:list-item>
        <text:list-item>
          <text:p text:style-name="P42">Add military-grade Israeli systems </text:p>
        </text:list-item>
        <text:list-item>
          <text:p text:style-name="P43">Sell for $150K+ per unit </text:p>
        </text:list-item>
      </text:list>
      <text:h text:style-name="P5" text:outline-level="3">Israel Has Done This Before</text:h>
      <text:p text:style-name="P3"><text:span text:style-name="Strong_20_Emphasis">F-35 Fighter Jet:</text:span><text:line-break/>Took American jet, added Israeli avionics and combat systems. Israeli version outperforms the original.</text:p>
      <text:p text:style-name="P3"><text:span text:style-name="Strong_20_Emphasis">Gulfstream Executive Airplane:</text:span><text:line-break/>Acquired cheap, converted into sophisticated Air Force radar/intelligence/surveillance platforms. Still flying today.</text:p>
      <text:p text:style-name="P3"><text:span text:style-name="Strong_20_Emphasis">Humanoid Robots:</text:span><text:line-break/>Same playbook - acquire hardware, add Israeli intelligence, sell premium product.</text:p>
      <text:p text:style-name="P4"/>
      <text:h text:style-name="P2" text:outline-level="2">🌍 THE THREE GIANT OPPORTUNITIES OF OUR TIME</text:h>
      <text:p text:style-name="P3">Smart people have identified three massive technological shifts happening now:</text:p>
      <text:h text:style-name="P5" text:outline-level="3">1. Clean Energy (Fission Reactors)</text:h>
      <text:list text:style-name="L20">
        <text:list-item>
          <text:p text:style-name="P44"><text:span text:style-name="Strong_20_Emphasis">What it solves:</text:span> Climate change, energy shortages </text:p>
        </text:list-item>
        <text:list-item>
          <text:p text:style-name="P44"><text:span text:style-name="Strong_20_Emphasis">Market size:</text:span> Trillions of dollars </text:p>
        </text:list-item>
        <text:list-item>
          <text:p text:style-name="P45"><text:span text:style-name="Strong_20_Emphasis">Who will win:</text:span> Governments and giant companies (too expensive for startups) </text:p>
        </text:list-item>
      </text:list>
      <text:h text:style-name="P5" text:outline-level="3">2. Quantum Computers</text:h>
      <text:list text:style-name="L21">
        <text:list-item>
          <text:p text:style-name="P46"><text:span text:style-name="Strong_20_Emphasis">What it solves:</text:span> Impossible calculations (drugs, materials, AI) </text:p>
        </text:list-item>
        <text:list-item>
          <text:p text:style-name="P46"><text:span text:style-name="Strong_20_Emphasis">Market size:</text:span> Hundreds of billions </text:p>
        </text:list-item>
        <text:list-item>
          <text:p text:style-name="P47"><text:span text:style-name="Strong_20_Emphasis">Who will win:</text:span> Google, IBM, well-funded tech companies </text:p>
        </text:list-item>
      </text:list>
      <text:h text:style-name="P5" text:outline-level="3">3. AI-Powered Humanoid Robots (This is us!)</text:h>
      <text:list text:style-name="L22">
        <text:list-item>
          <text:p text:style-name="P48"><text:span text:style-name="Strong_20_Emphasis">What it solves:</text:span> Labor shortages, dangerous jobs, physical work </text:p>
        </text:list-item>
        <text:list-item>
          <text:p text:style-name="P48"><text:soft-page-break/><text:span text:style-name="Strong_20_Emphasis">Market size:</text:span> TENS OF TRILLIONS (the biggest of the three) </text:p>
        </text:list-item>
        <text:list-item>
          <text:p text:style-name="P49"><text:span text:style-name="Strong_20_Emphasis">Who will win:</text:span> Whoever builds the operating system first </text:p>
        </text:list-item>
      </text:list>
      <text:p text:style-name="P3">This is the one where Israel can actually dominate.</text:p>
      <text:p text:style-name="P3"><text:span text:style-name="Strong_20_Emphasis">Why?</text:span></text:p>
      <text:list text:style-name="L23">
        <text:list-item>
          <text:p text:style-name="P50">We don't need to build expensive hardware (others are doing that) </text:p>
        </text:list-item>
        <text:list-item>
          <text:p text:style-name="P50">We just need to build the best software </text:p>
        </text:list-item>
        <text:list-item>
          <text:p text:style-name="P50">The first company to establish the standard wins everything </text:p>
        </text:list-item>
        <text:list-item>
          <text:p text:style-name="P51">We have about 18-24 months before the market decides </text:p>
        </text:list-item>
      </text:list>
      <text:p text:style-name="P4"/>
      <text:h text:style-name="P2" text:outline-level="2">💰 HOW BIG IS THIS REALLY?</text:h>
      <text:p text:style-name="P3">Think about all the jobs that require a physical body:</text:p>
      <text:list text:style-name="L24">
        <text:list-item>
          <text:p text:style-name="P52">Restaurant workers </text:p>
        </text:list-item>
        <text:list-item>
          <text:p text:style-name="P52">Security guards </text:p>
        </text:list-item>
        <text:list-item>
          <text:p text:style-name="P52">Caregivers for elderly </text:p>
        </text:list-item>
        <text:list-item>
          <text:p text:style-name="P52">Soldiers </text:p>
        </text:list-item>
        <text:list-item>
          <text:p text:style-name="P52">Warehouse workers </text:p>
        </text:list-item>
        <text:list-item>
          <text:p text:style-name="P52">Cleaners </text:p>
        </text:list-item>
        <text:list-item>
          <text:p text:style-name="P52">Delivery people </text:p>
        </text:list-item>
        <text:list-item>
          <text:p text:style-name="P52">Construction workers </text:p>
        </text:list-item>
        <text:list-item>
          <text:p text:style-name="P53">Factory workers </text:p>
        </text:list-item>
      </text:list>
      <text:p text:style-name="P3"><text:span text:style-name="Strong_20_Emphasis">Global spending on human labor: $80 TRILLION per year</text:span></text:p>
      <text:p text:style-name="P3">If robots replace even 30% of physical labor over the next 20 years:</text:p>
      <text:list text:style-name="L25">
        <text:list-item>
          <text:p text:style-name="P54">That's a $24 TRILLION market </text:p>
        </text:list-item>
        <text:list-item>
          <text:p text:style-name="P54">If HOS becomes the standard operating system </text:p>
        </text:list-item>
        <text:list-item>
          <text:p text:style-name="P54">We could capture $10-20 TRILLION in value </text:p>
        </text:list-item>
        <text:list-item>
          <text:p text:style-name="P55">That's bigger than Apple, Google, and Microsoft combined </text:p>
        </text:list-item>
      </text:list>
      <text:p text:style-name="P4"/>
      <text:h text:style-name="P2" text:outline-level="2">🎯 THE STRATEGY (Simple 3-Step Plan)</text:h>
      <text:h text:style-name="P5" text:outline-level="3">Step 1: Build RoboChef (Years 1-3)</text:h>
      <text:list text:style-name="L26">
        <text:list-item>
          <text:p text:style-name="P56">Create working robot chefs </text:p>
        </text:list-item>
        <text:list-item>
          <text:p text:style-name="P56">Put them in 10-20 restaurants </text:p>
        </text:list-item>
        <text:list-item>
          <text:p text:style-name="P56">Make money from robot sales + ingredient packages </text:p>
        </text:list-item>
        <text:list-item>
          <text:p text:style-name="P56">Prove the technology works </text:p>
        </text:list-item>
        <text:list-item>
          <text:p text:style-name="P57"><text:span text:style-name="Strong_20_Emphasis">Raise $8 million to do this</text:span> </text:p>
        </text:list-item>
      </text:list>
      <text:h text:style-name="P5" text:outline-level="3">Step 2: Extract HOS (Years 3-6)</text:h>
      <text:list text:style-name="L27">
        <text:list-item>
          <text:p text:style-name="P58">Take the RoboChef software </text:p>
        </text:list-item>
        <text:list-item>
          <text:p text:style-name="P58">Turn it into a general operating system </text:p>
        </text:list-item>
        <text:list-item>
          <text:p text:style-name="P58">License it to Tesla, Chinese companies, others </text:p>
        </text:list-item>
        <text:list-item>
          <text:p text:style-name="P58">Build an "App Store" for robot skills </text:p>
        </text:list-item>
        <text:list-item>
          <text:p text:style-name="P59"><text:span text:style-name="Strong_20_Emphasis">Raise $20-50 million to do this</text:span> </text:p>
        </text:list-item>
      </text:list>
      <text:h text:style-name="P5" text:outline-level="3">Step 3: Become the Standard (Years 6-15)</text:h>
      <text:list text:style-name="L28">
        <text:list-item>
          <text:p text:style-name="P60">HOS runs on millions of robots </text:p>
        </text:list-item>
        <text:list-item>
          <text:p text:style-name="P60">Thousands of developers build skills for HOS </text:p>
        </text:list-item>
        <text:list-item>
          <text:p text:style-name="P60">We get paid for every robot + every skill sold </text:p>
        </text:list-item>
        <text:list-item>
          <text:p text:style-name="P60">Become a $50-500 billion company </text:p>
        </text:list-item>
        <text:list-item>
          <text:p text:style-name="P61">IPO or sell to a giant company </text:p>
        </text:list-item>
      </text:list>
      <text:p text:style-name="P4"/>
      <text:h text:style-name="P2" text:outline-level="2">🤷 WHY HASN'T SOMEONE DONE THIS ALREADY?</text:h>
      <text:p text:style-name="P3">Great question! Here's why now is the perfect time:</text:p>
      <text:p text:style-name="P3"><text:span text:style-name="Strong_20_Emphasis">What Changed Recently:</text:span></text:p>
      <text:list text:style-name="L29">
        <text:list-item>
          <text:p text:style-name="P62">Robot bodies exist now (Tesla Optimus, Chinese manufacturers) </text:p>
        </text:list-item>
        <text:list-item>
          <text:p text:style-name="P62">AI got really good (ChatGPT-level intelligence for robots) </text:p>
        </text:list-item>
        <text:list-item>
          <text:p text:style-name="P63">No one has built the operating system yet (the opportunity is open) </text:p>
        </text:list-item>
      </text:list>
      <text:p text:style-name="P3"><text:span text:style-name="Strong_20_Emphasis">Why Meir Can Win:</text:span></text:p>
      <text:list text:style-name="L30">
        <text:list-item>
          <text:p text:style-name="P64">He's already proven he can execute (built a trading system with 403% returns, 99% win rate) </text:p>
        </text:list-item>
        <text:list-item>
          <text:p text:style-name="P64">He understands it's about software, not hardware (most people miss this) </text:p>
        </text:list-item>
        <text:list-item>
          <text:p text:style-name="P64"><text:soft-page-break/>He's moving fast (using AI to build 10x faster than traditional companies) </text:p>
        </text:list-item>
        <text:list-item>
          <text:p text:style-name="P65">He has a real business model (RoboChef makes money from day one) </text:p>
        </text:list-item>
      </text:list>
      <text:p text:style-name="P4"/>
      <text:h text:style-name="P2" text:outline-level="2">❓ COMMON QUESTIONS (Answered Simply)</text:h>
      <text:p text:style-name="P3"><text:span text:style-name="Strong_20_Emphasis">"Isn't this too ambitious?"</text:span></text:p>
      <text:p text:style-name="P3">Yes, it's ambitious. But so was Android, iPhone, Windows. Someone always wins these platform battles. Why not Israel?</text:p>
      <text:p text:style-name="P3"><text:span text:style-name="Strong_20_Emphasis">"Why would Tesla or Chinese companies use our software instead of building their own?"</text:span></text:p>
      <text:p text:style-name="P3">Same reason Samsung uses Android instead of building their own:</text:p>
      <text:list text:style-name="L31">
        <text:list-item>
          <text:p text:style-name="P66">It's faster and cheaper </text:p>
        </text:list-item>
        <text:list-item>
          <text:p text:style-name="P66">Developers already build for it </text:p>
        </text:list-item>
        <text:list-item>
          <text:p text:style-name="P66">Customers already know how to use it </text:p>
        </text:list-item>
        <text:list-item>
          <text:p text:style-name="P67">Network effects make the leader even stronger </text:p>
        </text:list-item>
      </text:list>
      <text:p text:style-name="P3"><text:span text:style-name="Strong_20_Emphasis">"Can Meir really do this at his age?"</text:span></text:p>
      <text:p text:style-name="P3">Three points:</text:p>
      <text:list text:style-name="L32">
        <text:list-item>
          <text:p text:style-name="P68">He's already proven he executes (the trading system is live and profitable) </text:p>
        </text:list-item>
        <text:list-item>
          <text:p text:style-name="P68">He'll hire a young CTO and full management team to run day-to-day operations </text:p>
        </text:list-item>
        <text:list-item>
          <text:p text:style-name="P69">Wisdom + AI-powered development = experience advantage, not disadvantage </text:p>
        </text:list-item>
      </text:list>
      <text:p text:style-name="P3"><text:span text:style-name="Strong_20_Emphasis">Important Note:</text:span> Meir has a hearing difficulty, which is why he's not running daily operations and prefers email-based communication. His role is Visionary/Founder - providing breakthrough ideas and strategic direction. The VC firm will bring in the full management team including CEO.</text:p>
      <text:p text:style-name="P3"><text:span text:style-name="Strong_20_Emphasis">"What if it fails?"</text:span></text:p>
      <text:p text:style-name="P3">Even if HOS doesn't become the global standard, RoboChef is still a real business:</text:p>
      <text:list text:style-name="L33">
        <text:list-item>
          <text:p text:style-name="P70">Sell robots to restaurants </text:p>
        </text:list-item>
        <text:list-item>
          <text:p text:style-name="P70">Make recurring revenue from ingredients </text:p>
        </text:list-item>
        <text:list-item>
          <text:p text:style-name="P71">This alone could be worth $100M-1B </text:p>
        </text:list-item>
      </text:list>
      <text:p text:style-name="P3"><text:span text:style-name="Strong_20_Emphasis">"How long until we know if this works?"</text:span></text:p>
      <text:list text:style-name="L34">
        <text:list-item>
          <text:p text:style-name="P72">6 months: Working prototype </text:p>
        </text:list-item>
        <text:list-item>
          <text:p text:style-name="P72">12 months: Robots in test restaurants </text:p>
        </text:list-item>
        <text:list-item>
          <text:p text:style-name="P72">18 months: Either raising big money (Series A) or pivoting </text:p>
        </text:list-item>
        <text:list-item>
          <text:p text:style-name="P73">3 years: Either growing fast or it didn't work </text:p>
        </text:list-item>
      </text:list>
      <text:p text:style-name="P3">Fast feedback, not a 10-year moonshot.</text:p>
      <text:p text:style-name="P4"/>
      <text:h text:style-name="P2" text:outline-level="2">🎬 WHAT HAPPENS NEXT (The Immediate Plan)</text:h>
      <text:p text:style-name="P3"><text:span text:style-name="Strong_20_Emphasis">This Month:</text:span></text:p>
      <text:list text:style-name="L35">
        <text:list-item>
          <text:p text:style-name="P74">Contact 20 venture capital firms (Israeli and American) </text:p>
        </text:list-item>
        <text:list-item>
          <text:p text:style-name="P74">Pitch the vision: RoboChef → HOS </text:p>
        </text:list-item>
        <text:list-item>
          <text:p text:style-name="P75">Raise $8 million seed funding </text:p>
        </text:list-item>
      </text:list>
      <text:p text:style-name="P3"><text:span text:style-name="Strong_20_Emphasis">Year 1:</text:span></text:p>
      <text:list text:style-name="L36">
        <text:list-item>
          <text:p text:style-name="P76">Hire 10-15 people (CTO, engineers, food scientists) </text:p>
        </text:list-item>
        <text:list-item>
          <text:p text:style-name="P76">Build 3 working RoboChef prototypes </text:p>
        </text:list-item>
        <text:list-item>
          <text:p text:style-name="P77">Test in kitchen facility </text:p>
        </text:list-item>
      </text:list>
      <text:p text:style-name="P3"><text:span text:style-name="Strong_20_Emphasis">Year 2:</text:span></text:p>
      <text:list text:style-name="L37">
        <text:list-item>
          <text:p text:style-name="P78">Deploy robots in 10 restaurants </text:p>
        </text:list-item>
        <text:list-item>
          <text:p text:style-name="P78">Collect data, improve the technology </text:p>
        </text:list-item>
        <text:list-item>
          <text:p text:style-name="P79">Start selling ingredients (recurring revenue) </text:p>
        </text:list-item>
      </text:list>
      <text:p text:style-name="P3"><text:span text:style-name="Strong_20_Emphasis">Year 3:</text:span></text:p>
      <text:list text:style-name="L38">
        <text:list-item>
          <text:p text:style-name="P80">20+ restaurants using RoboChefs </text:p>
        </text:list-item>
        <text:list-item>
          <text:p text:style-name="P80">$500K-1M in recurring revenue </text:p>
        </text:list-item>
        <text:list-item>
          <text:p text:style-name="P81">Raise $20-50M for HOS development </text:p>
        </text:list-item>
      </text:list>
      <text:p text:style-name="P3"><text:span text:style-name="Strong_20_Emphasis">Years 4-6:</text:span></text:p>
      <text:list text:style-name="L39">
        <text:list-item>
          <text:p text:style-name="P82">Build HOS platform </text:p>
        </text:list-item>
        <text:list-item>
          <text:p text:style-name="P82">License to Tesla, Chinese companies, others </text:p>
        </text:list-item>
        <text:list-item>
          <text:p text:style-name="P83">Become the standard </text:p>
        </text:list-item>
      </text:list>
      <text:p text:style-name="P3"><text:span text:style-name="Strong_20_Emphasis">Years 7-15:</text:span></text:p>
      <text:list text:style-name="L40">
        <text:list-item>
          <text:p text:style-name="P84">Global domination </text:p>
        </text:list-item>
        <text:list-item>
          <text:p text:style-name="P84"><text:soft-page-break/>Billions in revenue </text:p>
        </text:list-item>
        <text:list-item>
          <text:p text:style-name="P85">IPO or strategic sale </text:p>
        </text:list-item>
      </text:list>
      <text:p text:style-name="P4"/>
      <text:h text:style-name="P2" text:outline-level="2">💡 THE BOTTOM LINE</text:h>
      <text:p text:style-name="P3"><text:span text:style-name="Strong_20_Emphasis">What we're building:</text:span> A robot that cooks → An operating system for all robots</text:p>
      <text:p text:style-name="P3"><text:span text:style-name="Strong_20_Emphasis">Why it matters:</text:span> Robots will replace 30% of physical labor → $24 trillion market</text:p>
      <text:p text:style-name="P3"><text:span text:style-name="Strong_20_Emphasis">Who wins:</text:span> Whoever builds the operating system (like Google with Android)</text:p>
      <text:p text:style-name="P3"><text:span text:style-name="Strong_20_Emphasis">Why us:</text:span> We're moving first, we understand the platform play, we have proof we execute</text:p>
      <text:p text:style-name="P3"><text:span text:style-name="Strong_20_Emphasis">Why Israel:</text:span> National security (save soldiers' lives), economic opportunity (new tech export), strategic independence (don't depend on China/US), brain drain reversal (attract global talent)</text:p>
      <text:p text:style-name="P3"><text:span text:style-name="Strong_20_Emphasis">The opportunity:</text:span> Build a $50-500 billion company over 10-15 years</text:p>
      <text:p text:style-name="P3"><text:span text:style-name="Strong_20_Emphasis">The timeline:</text:span> 18-24 months to establish the standard, or the window closes</text:p>
      <text:p text:style-name="P4"/>
      <text:h text:style-name="P2" text:outline-level="2">🌟 THE SIMPLE VERSION</text:h>
      <text:p text:style-name="P3">Imagine if you invested in Google when they were building Android in 2005.</text:p>
      <text:p text:style-name="P3">Android cost $50 million to build. Today it's worth $200+ billion.</text:p>
      <text:p text:style-name="P3">That's this opportunity.</text:p>
      <text:p text:style-name="P3">We're building the Android for robots. RoboChef is the proof. HOS is the prize.</text:p>
      <text:p text:style-name="P3"><text:span text:style-name="Strong_20_Emphasis">And Israel should own it.</text:span></text:p>
      <text:p text:style-name="P4"/>
      <text:h text:style-name="P2" text:outline-level="2">🤝 HOW YOU CAN HELP</text:h>
      <text:p text:style-name="P3"><text:span text:style-name="Strong_20_Emphasis">If you're family/friend:</text:span></text:p>
      <text:list text:style-name="L41">
        <text:list-item>
          <text:p text:style-name="P86">Share this with people who might invest </text:p>
        </text:list-item>
        <text:list-item>
          <text:p text:style-name="P86">Connect Meir to wealthy individuals who invest in startups </text:p>
        </text:list-item>
        <text:list-item>
          <text:p text:style-name="P87">Spread the word about what he's building </text:p>
        </text:list-item>
      </text:list>
      <text:p text:style-name="P3"><text:span text:style-name="Strong_20_Emphasis">If you're a potential investor:</text:span></text:p>
      <text:list text:style-name="L42">
        <text:list-item>
          <text:p text:style-name="P88">Read the full investor materials </text:p>
        </text:list-item>
        <text:list-item>
          <text:p text:style-name="P88">Schedule an email discussion to learn more </text:p>
        </text:list-item>
        <text:list-item>
          <text:p text:style-name="P89">Consider investing in the $8M seed round </text:p>
        </text:list-item>
      </text:list>
      <text:p text:style-name="P3"><text:span text:style-name="Strong_20_Emphasis">If you're a potential employee:</text:span></text:p>
      <text:list text:style-name="L43">
        <text:list-item>
          <text:p text:style-name="P90">This is a ground-floor opportunity </text:p>
        </text:list-item>
        <text:list-item>
          <text:p text:style-name="P90">Founder-level equity still available </text:p>
        </text:list-item>
        <text:list-item>
          <text:p text:style-name="P91">Chance to build something historic </text:p>
        </text:list-item>
      </text:list>
      <text:p text:style-name="P3"><text:span text:style-name="Strong_20_Emphasis">If you're just interested:</text:span></text:p>
      <text:list text:style-name="L44">
        <text:list-item>
          <text:p text:style-name="P92">Follow the progress </text:p>
        </text:list-item>
        <text:list-item>
          <text:p text:style-name="P92">Tell others about it </text:p>
        </text:list-item>
        <text:list-item>
          <text:p text:style-name="P93">Watch for our launch </text:p>
        </text:list-item>
      </text:list>
      <text:p text:style-name="P4"/>
      <text:h text:style-name="P2" text:outline-level="2">📞 FINAL THOUGHT</text:h>
      <text:p text:style-name="P3">This isn't science fiction. It's happening now.</text:p>
      <text:list text:style-name="L45">
        <text:list-item>
          <text:p text:style-name="P94">Tesla is building humanoid robots </text:p>
        </text:list-item>
        <text:list-item>
          <text:p text:style-name="P94">Chinese companies are mass-producing them </text:p>
        </text:list-item>
        <text:list-item>
          <text:p text:style-name="P95">Someone will build the operating system </text:p>
        </text:list-item>
      </text:list>
      <text:p text:style-name="P3">The question is: who?</text:p>
      <text:p text:style-name="P3">For Israel, the question is even bigger: Will we lead in the most important technology of the next 30 years, or watch from the sidelines?</text:p>
      <text:p text:style-name="P3">Meir's betting Israel can lead.</text:p>
      <text:p text:style-name="P3">And if he's right, everyone who helped early will be part of something extraordinary - not just for themselves, but for Israel's future.</text:p>
      <text:p text:style-name="P4"/>
      <text:h text:style-name="P2" text:outline-level="2"><text:soft-page-break/>📧 WANT TO LEARN MORE?</text:h>
      <text:p text:style-name="P3">Ask Meir! He loves explaining this vision (via email).</text:p>
      <text:p text:style-name="P3">Or check out:</text:p>
      <text:list text:style-name="L46">
        <text:list-item>
          <text:p text:style-name="P96"><text:span text:style-name="Strong_20_Emphasis">The live trading system he built:</text:span> meirniv.pythonanywhere.com/orders<text:line-break/>(Proof he executes, not just talks - 403% returns, 99% win rate, operating NOW) </text:p>
        </text:list-item>
      </text:list>
      <text:p text:style-name="P4"/>
      <text:h text:style-name="P2" text:outline-level="2">END OF STORY</text:h>
      <text:p text:style-name="P3">Written in simple language so anyone can understand the vision.</text:p>
      <text:p text:style-name="P3">No technical degree required - just curiosity about the future.</text:p>
      <text:p text:style-name="P3">Share this with anyone who asks: "What is Meir building?"</text:p>
      <text:p text:style-name="P3">This is the answer. 🚀</text:p>
      <text:p text:style-name="P4"/>
      <text:p text:style-name="P3"><text:span text:style-name="Strong_20_Emphasis">For Israel. For the future. For the next generation.</text:span></text:p>
      <text:p text:style-name="P9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19:04:53.502936300</meta:creation-date>
    <dc:date>2025-11-19T19:05:44.386273900</dc:date>
    <meta:editing-duration>PT51S</meta:editing-duration>
    <meta:editing-cycles>1</meta:editing-cycles>
    <meta:document-statistic meta:table-count="0" meta:image-count="0" meta:object-count="0" meta:page-count="7" meta:paragraph-count="304" meta:word-count="2484" meta:character-count="14860" meta:non-whitespace-character-count="12680"/>
    <meta:generator>LibreOffice/25.8.2.2$Windows_X86_64 LibreOffice_project/d401f2107ccab8f924a8e2df40f573aab7605b6f</meta:generator>
  </office:meta>
</office:document-meta>
</file>